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style-name="Default"/>
          <table:covered-table-cell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table:style-name="ce3" office:value-type="string">
            <text:p>Image</text:p>
          </table:table-cell>
          <table:table-cell table:style-name="ce3" office:value-type="string">
            <text:p>Time</text:p>
          </table:table-cell>
          <table:table-cell/>
          <table:table-cell table:style-name="ce3" office:value-type="string">
            <text:p>Radius</text:p>
          </table:table-cell>
          <table:table-cell table:style-name="ce3" office:value-type="string">
            <text:p>Time</text:p>
          </table:table-cell>
          <table:table-cell/>
          <table:table-cell table:style-name="ce3" office:value-type="string">
            <text:p>All</text:p>
          </table:table-cell>
          <table:table-cell table:style-name="ce3" office:value-type="string">
            <text:p>Tim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.398">
            <text:p>1,398</text:p>
          </table:table-cell>
          <table:table-cell/>
          <table:table-cell table:style-name="ce3" office:value-type="float" office:value="515788">
            <text:p>515788</text:p>
          </table:table-cell>
          <table:table-cell table:style-name="ce3" office:value-type="float" office:value="0.151">
            <text:p>0,151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0.066">
            <text:p>0,066</text:p>
          </table:table-cell>
          <table:table-cell/>
          <table:table-cell table:style-name="ce3" office:value-type="string">
            <text:p>T=2 I=1 B=50</text:p>
          </table:table-cell>
          <table:table-cell table:style-name="ce3" office:value-type="float" office:value="0.193">
            <text:p>0,1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743">
            <text:p>0,743</text:p>
          </table:table-cell>
          <table:table-cell/>
          <table:table-cell table:style-name="ce3" office:value-type="float" office:value="1048576">
            <text:p>1048576</text:p>
          </table:table-cell>
          <table:table-cell table:style-name="ce3" office:value-type="float" office:value="0.252">
            <text:p>0,252</text:p>
          </table:table-cell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0.115">
            <text:p>0,115</text:p>
          </table:table-cell>
          <table:table-cell/>
          <table:table-cell table:style-name="ce3" office:value-type="string">
            <text:p>T=4 I=2 B=50</text:p>
          </table:table-cell>
          <table:table-cell table:style-name="ce3" office:value-type="float" office:value="0.254">
            <text:p>0,25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425">
            <text:p>0,425</text:p>
          </table:table-cell>
          <table:table-cell/>
          <table:table-cell table:style-name="ce3" office:value-type="float" office:value="1920000">
            <text:p>1920000</text:p>
          </table:table-cell>
          <table:table-cell table:style-name="ce3" office:value-type="float" office:value="0.614">
            <text:p>0,614</text:p>
          </table:table-cell>
          <table:table-cell/>
          <table:table-cell table:style-name="ce3" office:value-type="float" office:value="50">
            <text:p>50</text:p>
          </table:table-cell>
          <table:table-cell table:style-name="ce3" office:value-type="float" office:value="0.248">
            <text:p>0,248</text:p>
          </table:table-cell>
          <table:table-cell/>
          <table:table-cell table:style-name="ce3" office:value-type="string">
            <text:p>T=8 I=3 B=50</text:p>
          </table:table-cell>
          <table:table-cell table:style-name="ce3" office:value-type="float" office:value="0.282">
            <text:p>0,28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241">
            <text:p>0,241</text:p>
          </table:table-cell>
          <table:table-cell/>
          <table:table-cell table:style-name="ce3" office:value-type="float" office:value="9000000">
            <text:p>9000000</text:p>
          </table:table-cell>
          <table:table-cell table:style-name="ce3" office:value-type="float" office:value="1.86">
            <text:p>1,86</text:p>
          </table:table-cell>
          <table:table-cell/>
          <table:table-cell table:style-name="ce3" office:value-type="float" office:value="100">
            <text:p>100</text:p>
          </table:table-cell>
          <table:table-cell table:style-name="ce3" office:value-type="float" office:value="2.298">
            <text:p>2,298</text:p>
          </table:table-cell>
          <table:table-cell/>
          <table:table-cell table:style-name="ce3" office:value-type="string">
            <text:p>T=16 I=4 B=50</text:p>
          </table:table-cell>
          <table:table-cell table:style-name="ce3" office:value-type="float" office:value="0.607">
            <text:p>0,60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159">
            <text:p>0,159</text:p>
          </table:table-cell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2" office:value-type="string">
            <text:p>Thres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table:style-name="ce3" office:value-type="string">
            <text:p>Image</text:p>
          </table:table-cell>
          <table:table-cell table:style-name="ce3" office:value-type="string">
            <text:p>Time</text:p>
          </table:table-cell>
          <table:table-cell/>
          <table:table-cell table:style-name="ce3" office:value-type="string">
            <text:p>All</text:p>
          </table:table-cell>
          <table:table-cell table:style-name="ce3"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3206">
            <text:p>0,0193206</text:p>
          </table:table-cell>
          <table:table-cell/>
          <table:table-cell table:style-name="ce3" office:value-type="float" office:value="515788">
            <text:p>515788</text:p>
          </table:table-cell>
          <table:table-cell table:style-name="ce3" office:value-type="float" office:value="0.0023445">
            <text:p>0,0023445</text:p>
          </table:table-cell>
          <table:table-cell/>
          <table:table-cell table:style-name="ce3" office:value-type="string">
            <text:p>T=2 I=1</text:p>
          </table:table-cell>
          <table:table-cell table:style-name="ce3" office:value-type="float" office:value="0.00385612">
            <text:p>0,0038561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7289">
            <text:p>0,0107289</text:p>
          </table:table-cell>
          <table:table-cell/>
          <table:table-cell table:style-name="ce3" office:value-type="float" office:value="1048576">
            <text:p>1048576</text:p>
          </table:table-cell>
          <table:table-cell table:style-name="ce3" office:value-type="float" office:value="0.00389667">
            <text:p>0,00389667</text:p>
          </table:table-cell>
          <table:table-cell/>
          <table:table-cell table:style-name="ce3" office:value-type="string">
            <text:p>T=4 I=2</text:p>
          </table:table-cell>
          <table:table-cell table:style-name="ce3" office:value-type="float" office:value="0.0040474">
            <text:p>0,004047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7">
            <text:p>0,006587</text:p>
          </table:table-cell>
          <table:table-cell/>
          <table:table-cell table:style-name="ce3" office:value-type="float" office:value="1920000">
            <text:p>1920000</text:p>
          </table:table-cell>
          <table:table-cell table:style-name="ce3" office:value-type="float" office:value="0.0068395">
            <text:p>0,0068395</text:p>
          </table:table-cell>
          <table:table-cell/>
          <table:table-cell table:style-name="ce3" office:value-type="string">
            <text:p>T=8 I=3</text:p>
          </table:table-cell>
          <table:table-cell table:style-name="ce3" office:value-type="float" office:value="0.005692">
            <text:p>0,00569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6325">
            <text:p>0,006325</text:p>
          </table:table-cell>
          <table:table-cell/>
          <table:table-cell table:style-name="ce3" office:value-type="float" office:value="9000000">
            <text:p>9000000</text:p>
          </table:table-cell>
          <table:table-cell table:style-name="ce3" office:value-type="float" office:value="0.0375821">
            <text:p>0,0375821</text:p>
          </table:table-cell>
          <table:table-cell/>
          <table:table-cell table:style-name="ce3" office:value-type="string">
            <text:p>T=16 I=4</text:p>
          </table:table-cell>
          <table:table-cell table:style-name="ce3" office:value-type="float" office:value="0.0331243">
            <text:p>0,033124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33007">
            <text:p>0,033007</text:p>
          </table:table-cell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2" table:number-rows-repeated="4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style-name="Default"/>
          <table:covered-table-cell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table:style-name="ce3" office:value-type="string">
            <text:p>Image</text:p>
          </table:table-cell>
          <table:table-cell table:style-name="ce3" office:value-type="string">
            <text:p>Time</text:p>
          </table:table-cell>
          <table:table-cell/>
          <table:table-cell table:style-name="ce3" office:value-type="string">
            <text:p>Radius</text:p>
          </table:table-cell>
          <table:table-cell table:style-name="ce3" office:value-type="string">
            <text:p>Time</text:p>
          </table:table-cell>
          <table:table-cell/>
          <table:table-cell table:style-name="ce3" office:value-type="string">
            <text:p>All</text:p>
          </table:table-cell>
          <table:table-cell table:style-name="ce3" office:value-type="string">
            <text:p>Tim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.296">
            <text:p>8,296</text:p>
          </table:table-cell>
          <table:table-cell/>
          <table:table-cell table:style-name="ce3" office:value-type="float" office:value="515788">
            <text:p>515788</text:p>
          </table:table-cell>
          <table:table-cell table:style-name="ce3" office:value-type="float" office:value="0.421">
            <text:p>0,421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0.292">
            <text:p>0,292</text:p>
          </table:table-cell>
          <table:table-cell/>
          <table:table-cell table:style-name="ce3" office:value-type="string">
            <text:p>T=2 I=1 B=50</text:p>
          </table:table-cell>
          <table:table-cell table:style-name="ce3" office:value-type="float" office:value="1.129">
            <text:p>1,1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.03">
            <text:p>4,03</text:p>
          </table:table-cell>
          <table:table-cell/>
          <table:table-cell table:style-name="ce3" office:value-type="float" office:value="1048576">
            <text:p>1048576</text:p>
          </table:table-cell>
          <table:table-cell table:style-name="ce3" office:value-type="float" office:value="0.794">
            <text:p>0,794</text:p>
          </table:table-cell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0.627">
            <text:p>0,627</text:p>
          </table:table-cell>
          <table:table-cell/>
          <table:table-cell table:style-name="ce3" office:value-type="string">
            <text:p>T=4 I=2 B=50</text:p>
          </table:table-cell>
          <table:table-cell table:style-name="ce3" office:value-type="float" office:value="1.32">
            <text:p>1,3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.464">
            <text:p>2,464</text:p>
          </table:table-cell>
          <table:table-cell/>
          <table:table-cell table:style-name="ce3" office:value-type="float" office:value="1920000">
            <text:p>1920000</text:p>
          </table:table-cell>
          <table:table-cell table:style-name="ce3" office:value-type="float" office:value="1.392">
            <text:p>1,392</text:p>
          </table:table-cell>
          <table:table-cell/>
          <table:table-cell table:style-name="ce3" office:value-type="float" office:value="50">
            <text:p>50</text:p>
          </table:table-cell>
          <table:table-cell table:style-name="ce3" office:value-type="float" office:value="1.421">
            <text:p>1,421</text:p>
          </table:table-cell>
          <table:table-cell/>
          <table:table-cell table:style-name="ce3" office:value-type="string">
            <text:p>T=8 I=3 B=50</text:p>
          </table:table-cell>
          <table:table-cell table:style-name="ce3" office:value-type="float" office:value="1.629">
            <text:p>1,62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.864">
            <text:p>1,864</text:p>
          </table:table-cell>
          <table:table-cell/>
          <table:table-cell table:style-name="ce3" office:value-type="float" office:value="9000000">
            <text:p>9000000</text:p>
          </table:table-cell>
          <table:table-cell table:style-name="ce3" office:value-type="float" office:value="5.714">
            <text:p>5,714</text:p>
          </table:table-cell>
          <table:table-cell/>
          <table:table-cell table:style-name="ce3" office:value-type="float" office:value="100">
            <text:p>100</text:p>
          </table:table-cell>
          <table:table-cell table:style-name="ce3" office:value-type="float" office:value="3.393">
            <text:p>3,393</text:p>
          </table:table-cell>
          <table:table-cell/>
          <table:table-cell table:style-name="ce3" office:value-type="string">
            <text:p>T=16 I=4 B=50</text:p>
          </table:table-cell>
          <table:table-cell table:style-name="ce3" office:value-type="float" office:value="3.14">
            <text:p>3,14</text:p>
          </table:table-cell>
        </table:table-row>
        <table:table-row table:style-name="ro3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2" office:value-type="string">
            <text:p>Thres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table:style-name="ce3" office:value-type="string">
            <text:p>Image</text:p>
          </table:table-cell>
          <table:table-cell table:style-name="ce3" office:value-type="string">
            <text:p>Time</text:p>
          </table:table-cell>
          <table:table-cell/>
          <table:table-cell table:style-name="ce3" office:value-type="string">
            <text:p>All</text:p>
          </table:table-cell>
          <table:table-cell table:style-name="ce3" office:value-type="string">
            <text:p>Time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0258119">
            <text:p>0,0258119</text:p>
          </table:table-cell>
          <table:table-cell/>
          <table:table-cell table:style-name="ce3" office:value-type="float" office:value="515788">
            <text:p>515788</text:p>
          </table:table-cell>
          <table:table-cell table:style-name="ce3" office:value-type="float" office:value="0.00134643">
            <text:p>0,00134643</text:p>
          </table:table-cell>
          <table:table-cell/>
          <table:table-cell table:style-name="ce3" office:value-type="string">
            <text:p>T=2 I=1</text:p>
          </table:table-cell>
          <table:table-cell table:style-name="ce3" office:value-type="float" office:value="0.00348221">
            <text:p>0,00348221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0130509">
            <text:p>0,0130509</text:p>
          </table:table-cell>
          <table:table-cell/>
          <table:table-cell table:style-name="ce3" office:value-type="float" office:value="1048576">
            <text:p>1048576</text:p>
          </table:table-cell>
          <table:table-cell table:style-name="ce3" office:value-type="float" office:value="0.00277339">
            <text:p>0,00277339</text:p>
          </table:table-cell>
          <table:table-cell/>
          <table:table-cell table:style-name="ce3" office:value-type="string">
            <text:p>T=4 I=2</text:p>
          </table:table-cell>
          <table:table-cell table:style-name="ce3" office:value-type="float" office:value="0.00362514">
            <text:p>0,00362514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00793929">
            <text:p>0,00793929</text:p>
          </table:table-cell>
          <table:table-cell/>
          <table:table-cell table:style-name="ce3" office:value-type="float" office:value="1920000">
            <text:p>1920000</text:p>
          </table:table-cell>
          <table:table-cell table:style-name="ce3" office:value-type="float" office:value="0.0049191">
            <text:p>0,0049191</text:p>
          </table:table-cell>
          <table:table-cell/>
          <table:table-cell table:style-name="ce3" office:value-type="string">
            <text:p>T=8 I=3</text:p>
          </table:table-cell>
          <table:table-cell table:style-name="ce3" office:value-type="float" office:value="0.00436875">
            <text:p>0,00436875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00436211">
            <text:p>0,00436211</text:p>
          </table:table-cell>
          <table:table-cell/>
          <table:table-cell table:style-name="ce3" office:value-type="float" office:value="9000000">
            <text:p>9000000</text:p>
          </table:table-cell>
          <table:table-cell table:style-name="ce3" office:value-type="float" office:value="0.0204225">
            <text:p>0,0204225</text:p>
          </table:table-cell>
          <table:table-cell/>
          <table:table-cell table:style-name="ce3" office:value-type="string">
            <text:p>T=16 I=4</text:p>
          </table:table-cell>
          <table:table-cell table:style-name="ce3" office:value-type="float" office:value="0.00862182">
            <text:p>0,00862182</text:p>
          </table:table-cell>
          <table:table-cell table:number-columns-repeated="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00240389">
            <text:p>0,00240389</text:p>
          </table:table-cell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 table:number-columns-repeated="9"/>
        </table:table-row>
        <table:table-row table:style-name="ro2" table:number-rows-repeated="5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</table:table>
      <table:table table:name="Blad2" table:style-name="ta1">
        <table:shapes>
          <draw:frame draw:z-index="0" draw:style-name="gr1" svg:width="10.452cm" svg:height="5.879cm" svg:x="13.436cm" svg:y="1.069cm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191cm" svg:height="5.732cm" svg:x="25.031cm" svg:y="1.309cm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2.845cm" svg:height="5.68cm" svg:x="36.154cm" svg:y="1.414cm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0.006cm" svg:height="5.628cm" svg:x="1.2cm" svg:y="1.176cm">
            <draw:object draw:notify-on-update-of-ranges="Sheet1.A4:Sheet1.A8 Sheet1.B3:Sheet1.B3 Sheet1.B4:Sheet1.B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867cm" svg:height="5.28cm" svg:x="1.199cm" svg:y="8.561cm">
            <draw:object draw:notify-on-update-of-ranges="Sheet1.A13:Sheet1.A17 Sheet1.B12:Sheet1.B12 Sheet1.B13:Sheet1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9.895cm" svg:height="5.157cm" svg:x="13.407cm" svg:y="8.827cm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3.381cm" svg:height="5.013cm" svg:x="25.894cm" svg:y="8.961cm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shapes>
          <draw:frame draw:z-index="0" draw:style-name="gr1" svg:width="15.999cm" svg:height="8.999cm" svg:x="0cm" svg:y="0cm">
            <draw:object draw:notify-on-update-of-ranges="Sheet1.A26:Sheet1.A30 Sheet1.B25:Sheet1.B25 Sheet1.B26:Sheet1.B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5.999cm" svg:height="8.999cm" svg:x="16.455cm" svg:y="0cm">
            <draw:object draw:notify-on-update-of-ranges="Sheet1.D26:Sheet1.D29 Sheet1.E25:Sheet1.E25 Sheet1.E26:Sheet1.E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5.999cm" svg:height="8.999cm" svg:x="33.906cm" svg:y="0cm">
            <draw:object draw:notify-on-update-of-ranges="Sheet1.G26:Sheet1.G29 Sheet1.H25:Sheet1.H25 Sheet1.H26:Sheet1.H2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15.999cm" svg:height="8.999cm" svg:x="51.666cm" svg:y="0cm">
            <draw:object draw:notify-on-update-of-ranges="Sheet1.J26:Sheet1.J29 Sheet1.K25:Sheet1.K25 Sheet1.K26:Sheet1.K2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svg:width="11.639cm" svg:height="6.547cm" svg:x="0.068cm" svg:y="9.566cm">
            <draw:object draw:notify-on-update-of-ranges="Sheet1.A35:Sheet1.A39 Sheet1.B34:Sheet1.B34 Sheet1.B35:Sheet1.B3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svg:width="11.747cm" svg:height="6.608cm" svg:x="16.517cm" svg:y="9.752cm">
            <draw:object draw:notify-on-update-of-ranges="Sheet1.D35:Sheet1.D38 Sheet1.E34:Sheet1.E34 Sheet1.E35:Sheet1.E3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svg:width="11.525cm" svg:height="6.482cm" svg:x="30.314cm" svg:y="9.726cm">
            <draw:object draw:notify-on-update-of-ranges="Sheet1.G35:Sheet1.G38 Sheet1.H34:Sheet1.H34 Sheet1.H35:Sheet1.H3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svg:width="11.177cm" svg:height="5.962cm" svg:x="0cm" svg:y="20.853cm">
            <draw:object draw:notify-on-update-of-ranges="Sheet1.A26:Sheet1.A29 Sheet1.B25:Sheet1.B25 Sheet1.B26:Sheet1.B29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svg:width="11.233cm" svg:height="5.723cm" svg:x="13.268cm" svg:y="21.146cm">
            <draw:object draw:notify-on-update-of-ranges="Sheet1.D26:Sheet1.D29 Sheet1.E25:Sheet1.E25 Sheet1.E26:Sheet1.E2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svg:width="11.93cm" svg:height="6.133cm" svg:x="25.616cm" svg:y="20.96cm">
            <draw:object draw:notify-on-update-of-ranges="Sheet1.G26:Sheet1.G29 Sheet1.H25:Sheet1.H25 Sheet1.H26:Sheet1.H2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svg:width="12.18cm" svg:height="6.851cm" svg:x="39.971cm" svg:y="20.32cm">
            <draw:object draw:notify-on-update-of-ranges="Sheet1.J26:Sheet1.J29 Sheet1.K25:Sheet1.K25 Sheet1.K26:Sheet1.K2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00-00-00</text:date>, <text:time style:data-style-name="N2" text:time-value="0000-00-00T14:34:24.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20T18:27:33.39</dc:date>
    <meta:editing-duration>PT6H17M17S</meta:editing-duration>
    <meta:editing-cycles>14</meta:editing-cycles>
    <meta:generator>LibreOffice/4.0.2.2$Windows_x86 LibreOffice_project/4c82dcdd6efcd48b1d8bba66bfe1989deee49c3</meta:generator>
    <meta:document-statistic meta:table-count="3" meta:cell-count="15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2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7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099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G25:Sheet1.H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6.456cm" svg:y="7.993cm" chart:style-name="ch6">
              <text:p>Radius (pixels)</text:p>
            </chart:title>
            <chart:categories table:cell-range-address="Sheet1.G26:Sheet1.G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H26:Sheet1.H29" chart:label-cell-address="Sheet1.H25:Sheet1.H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J25:Sheet1.K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5.53cm" svg:y="7.993cm" chart:style-name="ch6">
              <text:p>Threads, image size, radius</text:p>
            </chart:title>
            <chart:categories table:cell-range-address="Sheet1.J26:Sheet1.J29"/>
          </chart:axis>
          <chart:axis chart:dimension="y" chart:name="primary-y" chart:style-name="ch7">
            <chart:title svg:x="0.451cm" svg:y="5.389cm" chart:style-name="ch8">
              <text:p>Tims (s)</text:p>
            </chart:title>
            <chart:grid chart:style-name="ch9" chart:class="major"/>
          </chart:axis>
          <chart:series chart:style-name="ch10" chart:values-cell-range-address="Sheet1.K26:Sheet1.K29" chart:label-cell-address="Sheet1.K25:Sheet1.K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4cm" svg:height="6.548cm" xlink:href=".." xlink:type="simple" chart:class="chart:bar" chart:style-name="ch1">
        <chart:title svg:x="4.777cm" svg:y="-0.104cm" chart:style-name="ch2">
          <text:p>Threshold</text:p>
        </chart:title>
        <chart:plot-area chart:style-name="ch3" table:cell-range-address="Sheet1.A34:Sheet1.B39" chart:data-source-has-labels="both" svg:x="0.68cm" svg:y="0.347cm" svg:width="10.488cm" svg:height="5.786cm">
          <chartooo:coordinate-region svg:x="1.778cm" svg:y="0.559cm" svg:width="9.39cm" svg:height="4.901cm"/>
          <chart:axis chart:dimension="x" chart:name="primary-x" chart:style-name="ch4" chartooo:axis-type="auto">
            <chartooo:date-scale/>
            <chart:title svg:x="5.435cm" svg:y="6.008cm" chart:style-name="ch5">
              <text:p>Threads</text:p>
            </chart:title>
            <chart:categories table:cell-range-address="Sheet1.A35:Sheet1.A39"/>
          </chart:axis>
          <chart:axis chart:dimension="y" chart:name="primary-y" chart:style-name="ch6">
            <chart:title svg:x="-0.079cm" svg:y="4.003cm" chart:style-name="ch7">
              <text:p>Time (s)</text:p>
            </chart:title>
            <chart:grid chart:style-name="ch8" chart:class="major"/>
          </chart:axis>
          <chart:series chart:style-name="ch9" chart:values-cell-range-address="Sheet1.B35:Sheet1.B39" chart:label-cell-address="Sheet1.B34:Sheet1.B3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5:Sheet1.A39</svg:desc>
                </draw:g>
              </table:table-cell>
              <table:table-cell office:value-type="float" office:value="0.0258119">
                <text:p>0.0258119</text:p>
                <draw:g>
                  <svg:desc>Sheet1.B35:Sheet1.B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30509">
                <text:p>0.01305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793929">
                <text:p>0.007939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36211">
                <text:p>0.004362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40389">
                <text:p>0.002403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48cm" svg:height="6.609cm" xlink:href=".." xlink:type="simple" chart:class="chart:bar" chart:style-name="ch1">
        <chart:title svg:x="4.872cm" svg:y="-0.101cm" chart:style-name="ch2">
          <text:p>Threshold</text:p>
        </chart:title>
        <chart:plot-area chart:style-name="ch3" table:cell-range-address="Sheet1.D34:Sheet1.E38" chart:data-source-has-labels="both" svg:x="0.628cm" svg:y="0.529cm" svg:width="10.702cm" svg:height="5.582cm">
          <chartooo:coordinate-region svg:x="1.726cm" svg:y="0.741cm" svg:width="9.604cm" svg:height="4.697cm"/>
          <chart:axis chart:dimension="x" chart:name="primary-x" chart:style-name="ch4" chartooo:axis-type="auto">
            <chartooo:date-scale/>
            <chart:title svg:x="5.602cm" svg:y="6.1cm" chart:style-name="ch5">
              <text:p>Pixels</text:p>
            </chart:title>
            <chart:categories table:cell-range-address="Sheet1.D35:Sheet1.D38"/>
          </chart:axis>
          <chart:axis chart:dimension="y" chart:name="primary-y" chart:style-name="ch6">
            <chart:title svg:x="-0.077cm" svg:y="4.113cm" chart:style-name="ch7">
              <text:p>Time (s)</text:p>
            </chart:title>
            <chart:grid chart:style-name="ch8" chart:class="major"/>
          </chart:axis>
          <chart:series chart:style-name="ch9" chart:values-cell-range-address="Sheet1.E35:Sheet1.E38" chart:label-cell-address="Sheet1.E34:Sheet1.E3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35:Sheet1.D38</svg:desc>
                </draw:g>
              </table:table-cell>
              <table:table-cell office:value-type="float" office:value="0.00134643">
                <text:p>0.00134643</text:p>
                <draw:g>
                  <svg:desc>Sheet1.E35:Sheet1.E38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277339">
                <text:p>0.00277339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49191">
                <text:p>0.004919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204225">
                <text:p>0.02042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26cm" svg:height="6.483cm" xlink:href=".." xlink:type="simple" chart:class="chart:bar" chart:style-name="ch1">
        <chart:title svg:x="4.681cm" svg:y="-0.106cm" chart:style-name="ch2">
          <text:p>Threshold</text:p>
        </chart:title>
        <chart:plot-area chart:style-name="ch3" table:cell-range-address="Sheet1.G34:Sheet1.H38" chart:data-source-has-labels="both" svg:x="0.767cm" svg:y="0.477cm" svg:width="10.294cm" svg:height="5.641cm">
          <chartooo:coordinate-region svg:x="1.865cm" svg:y="0.689cm" svg:width="9.196cm" svg:height="4.756cm"/>
          <chart:axis chart:dimension="x" chart:name="primary-x" chart:style-name="ch4" chartooo:axis-type="auto">
            <chartooo:date-scale/>
            <chart:title svg:x="4.483cm" svg:y="5.978cm" chart:style-name="ch5">
              <text:p>Threads, image size</text:p>
            </chart:title>
            <chart:categories table:cell-range-address="Sheet1.G35:Sheet1.G38"/>
          </chart:axis>
          <chart:axis chart:dimension="y" chart:name="primary-y" chart:style-name="ch6">
            <chart:title svg:x="-0.081cm" svg:y="4.047cm" chart:style-name="ch7">
              <text:p>Time (s)</text:p>
            </chart:title>
            <chart:grid chart:style-name="ch8" chart:class="major"/>
          </chart:axis>
          <chart:series chart:style-name="ch9" chart:values-cell-range-address="Sheet1.H35:Sheet1.H38" chart:label-cell-address="Sheet1.H34:Sheet1.H3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4:Sheet1.H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35:Sheet1.G38</svg:desc>
                </draw:g>
              </table:table-cell>
              <table:table-cell office:value-type="float" office:value="0.00348221">
                <text:p>0.00348221</text:p>
                <draw:g>
                  <svg:desc>Sheet1.H35:Sheet1.H38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62514">
                <text:p>0.00362514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436875">
                <text:p>0.00436875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0862182">
                <text:p>0.00862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78cm" svg:height="5.963cm" xlink:href=".." xlink:type="simple" chart:class="chart:bar" chart:style-name="ch1">
        <chart:title svg:x="5.122cm" svg:y="-0.13cm" chart:style-name="ch2">
          <text:p>Blur</text:p>
        </chart:title>
        <chart:plot-area chart:style-name="ch3" table:cell-range-address="Sheet1.A25:Sheet1.B29" chart:data-source-has-labels="both" svg:x="0.526cm" svg:y="0.378cm" svg:width="10.181cm" svg:height="5.173cm">
          <chartooo:coordinate-region svg:x="0.962cm" svg:y="0.59cm" svg:width="9.745cm" svg:height="4.288cm"/>
          <chart:axis chart:dimension="x" chart:name="primary-x" chart:style-name="ch4" chartooo:axis-type="auto">
            <chartooo:date-scale/>
            <chart:title svg:x="5.057cm" svg:y="5.475cm" chart:style-name="ch5">
              <text:p>Threads</text:p>
            </chart:title>
            <chart:categories table:cell-range-address="Sheet1.A26:Sheet1.A29"/>
          </chart:axis>
          <chart:axis chart:dimension="y" chart:name="primary-y" chart:style-name="ch6">
            <chart:title svg:x="-0.087cm" svg:y="3.812cm" chart:style-name="ch7">
              <text:p>Time (s)</text:p>
            </chart:title>
            <chart:grid chart:style-name="ch8" chart:class="major"/>
          </chart:axis>
          <chart:series chart:style-name="ch9" chart:values-cell-range-address="Sheet1.B26:Sheet1.B29" chart:label-cell-address="Sheet1.B25:Sheet1.B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29</svg:desc>
                </draw:g>
              </table:table-cell>
              <table:table-cell office:value-type="float" office:value="8.296">
                <text:p>8.296</text:p>
                <draw:g>
                  <svg:desc>Sheet1.B26:Sheet1.B2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4cm" svg:height="5.724cm" xlink:href=".." xlink:type="simple" chart:class="chart:bar" chart:style-name="ch1">
        <chart:title svg:x="5.131cm" svg:y="-0.141cm" chart:style-name="ch2">
          <text:p>Blur</text:p>
        </chart:title>
        <chart:plot-area chart:style-name="ch3" table:cell-range-address="Sheet1.D25:Sheet1.E29" chart:data-source-has-labels="both" svg:x="0.878cm" svg:y="0.446cm" svg:width="9.903cm" svg:height="4.772cm">
          <chartooo:coordinate-region svg:x="1.314cm" svg:y="0.658cm" svg:width="9.467cm" svg:height="3.887cm"/>
          <chart:axis chart:dimension="x" chart:name="primary-x" chart:style-name="ch4" chartooo:axis-type="auto">
            <chartooo:date-scale/>
            <chart:title svg:x="4.889cm" svg:y="5.244cm" chart:style-name="ch5">
              <text:p>Pixels</text:p>
            </chart:title>
            <chart:categories table:cell-range-address="Sheet1.D26:Sheet1.D29"/>
          </chart:axis>
          <chart:axis chart:dimension="y" chart:name="primary-y" chart:style-name="ch6">
            <chart:title svg:x="-0.086cm" svg:y="3.651cm" chart:style-name="ch7">
              <text:p>Time (s)</text:p>
            </chart:title>
            <chart:grid chart:style-name="ch8" chart:class="major"/>
          </chart:axis>
          <chart:series chart:style-name="ch9" chart:values-cell-range-address="Sheet1.E26:Sheet1.E29" chart:label-cell-address="Sheet1.E25:Sheet1.E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31cm" svg:height="6.134cm" xlink:href=".." xlink:type="simple" chart:class="chart:bar" chart:style-name="ch1">
        <chart:title svg:x="5.395cm" svg:y="-0.123cm" chart:style-name="ch2">
          <text:p>Blur</text:p>
        </chart:title>
        <chart:plot-area chart:style-name="ch3" table:cell-range-address="Sheet1.G25:Sheet1.H29" chart:data-source-has-labels="both" svg:x="0.433cm" svg:y="0.403cm" svg:width="11.016cm" svg:height="5.462cm">
          <chartooo:coordinate-region svg:x="1.16cm" svg:y="0.615cm" svg:width="10.289cm" svg:height="4.577cm"/>
          <chart:axis chart:dimension="x" chart:name="primary-x" chart:style-name="ch4" chartooo:axis-type="auto">
            <chartooo:date-scale/>
            <chart:title svg:x="5.337cm" svg:y="5.641cm" chart:style-name="ch5">
              <text:p>Radius</text:p>
            </chart:title>
            <chart:categories table:cell-range-address="Sheet1.G26:Sheet1.G29"/>
          </chart:axis>
          <chart:axis chart:dimension="y" chart:name="primary-y" chart:style-name="ch6">
            <chart:title svg:x="-0.074cm" svg:y="3.884cm" chart:style-name="ch7">
              <text:p>Time (s)</text:p>
            </chart:title>
            <chart:grid chart:style-name="ch8" chart:class="major"/>
          </chart:axis>
          <chart:series chart:style-name="ch9" chart:values-cell-range-address="Sheet1.H26:Sheet1.H29" chart:label-cell-address="Sheet1.H25:Sheet1.H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81cm" svg:height="6.852cm" xlink:href=".." xlink:type="simple" chart:class="chart:bar" chart:style-name="ch1">
        <chart:title svg:x="5.582cm" svg:y="-0.092cm" chart:style-name="ch2">
          <text:p>Blur</text:p>
        </chart:title>
        <chart:plot-area chart:style-name="ch3" table:cell-range-address="Sheet1.J25:Sheet1.K29" chart:data-source-has-labels="both" svg:x="0.564cm" svg:y="0.452cm" svg:width="11.126cm" svg:height="5.94cm">
          <chartooo:coordinate-region svg:x="1.291cm" svg:y="0.664cm" svg:width="10.399cm" svg:height="5.055cm"/>
          <chart:axis chart:dimension="x" chart:name="primary-x" chart:style-name="ch4" chartooo:axis-type="auto">
            <chartooo:date-scale/>
            <chart:title svg:x="4.462cm" svg:y="6.335cm" chart:style-name="ch5">
              <text:p>Threads, Image, Raduis</text:p>
            </chart:title>
            <chart:categories table:cell-range-address="Sheet1.J26:Sheet1.J29"/>
          </chart:axis>
          <chart:axis chart:dimension="y" chart:name="primary-y" chart:style-name="ch6">
            <chart:title svg:x="-0.069cm" svg:y="4.241cm" chart:style-name="ch7">
              <text:p>Time (s)</text:p>
            </chart:title>
            <chart:grid chart:style-name="ch8" chart:class="major"/>
          </chart:axis>
          <chart:series chart:style-name="ch9" chart:values-cell-range-address="Sheet1.K26:Sheet1.K29" chart:label-cell-address="Sheet1.K25:Sheet1.K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7cm" svg:y="-0.157cm" chart:style-name="ch2">
          <text:p>Treshold</text:p>
        </chart:title>
        <chart:plot-area chart:style-name="ch3" table:cell-range-address="Sheet1.A12:Sheet1.B17" chart:data-source-has-labels="both" svg:x="0.415cm" svg:y="0.405cm" svg:width="9.172cm" svg:height="4.451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8cm" chart:style-name="ch5">
              <text:p>Threads</text:p>
            </chart:title>
            <chart:categories table:cell-range-address="Sheet1.A13:Sheet1.A17"/>
          </chart:axis>
          <chart:axis chart:dimension="y" chart:name="primary-y" chart:style-name="ch6">
            <chart:title svg:x="-0.109cm" svg:y="3.264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7" chart:label-cell-address="Sheet1.B12:Sheet1.B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7</svg:desc>
                </draw:g>
              </table:table-cell>
              <table:table-cell office:value-type="float" office:value="0.0193206">
                <text:p>0.0193206</text:p>
                <draw:g>
                  <svg:desc>Sheet1.B13:Sheet1.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7289">
                <text:p>0.01072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7">
                <text:p>0.0065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3007">
                <text:p>0.033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38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7cm" svg:y="5.255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4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7cm" svg:y="-0.14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5cm" svg:y="3.813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.003cm" chart:style-name="ch2">
          <text:p>Blur</text:p>
        </chart:title>
        <chart:plot-area chart:style-name="ch3" table:cell-range-address="Sheet1.A3:Sheet1.B8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4cm" chart:style-name="ch5">
              <text:p>Threads</text:p>
            </chart:title>
            <chart:categories table:cell-range-address="Sheet1.A4:Sheet1.A8"/>
          </chart:axis>
          <chart:axis chart:dimension="y" chart:name="primary-y" chart:style-name="ch6">
            <chart:title svg:x="0.003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8" chart:label-cell-address="Sheet1.B3:Sheet1.B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8</svg:desc>
                </draw:g>
              </table:table-cell>
              <table:table-cell office:value-type="float" office:value="1.398">
                <text:p>1.398</text:p>
                <draw:g>
                  <svg:desc>Sheet1.B4:Sheet1.B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3cm" svg:y="0.004cm" chart:style-name="ch2">
          <text:p>Threshold</text:p>
        </chart:title>
        <chart:plot-area chart:style-name="ch3" table:cell-range-address="Sheet1.D12:Sheet1.E16" chart:data-source-has-labels="both" svg:x="0.671cm" svg:y="0.568cm" svg:width="8.827cm" svg:height="3.985cm">
          <chartooo:coordinate-region svg:x="1.583cm" svg:y="0.78cm" svg:width="7.915cm" svg:height="3.1cm"/>
          <chart:axis chart:dimension="x" chart:name="primary-x" chart:style-name="ch4" chartooo:axis-type="auto">
            <chartooo:date-scale/>
            <chart:title svg:x="4.818cm" svg:y="4.573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.003cm" svg:y="3.297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023445">
                <text:p>0.0023445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389667">
                <text:p>0.00389667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68395">
                <text:p>0.0068395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375821">
                <text:p>0.03758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xlink:type="simple" chart:class="chart:bar" chart:style-name="ch1">
        <chart:title svg:x="5.669cm" svg:y="-0.004cm" chart:style-name="ch2">
          <text:p>Threshold</text:p>
        </chart:title>
        <chart:plot-area chart:style-name="ch3" table:cell-range-address="Sheet1.G12:Sheet1.H16" chart:data-source-has-labels="both" svg:x="2.17cm" svg:y="0.544cm" svg:width="10.035cm" svg:height="4.145cm">
          <chartooo:coordinate-region svg:x="3.268cm" svg:y="0.757cm" svg:width="8.937cm" svg:height="3.259cm"/>
          <chart:axis chart:dimension="x" chart:name="primary-x" chart:style-name="ch4" chartooo:axis-type="text">
            <chart:categories table:cell-range-address="Sheet1.G13:Sheet1.G16"/>
          </chart:axis>
          <chart:axis chart:dimension="y" chart:name="primary-y" chart:style-name="ch5">
            <chart:title svg:x="0.139cm" svg:y="3.4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13:Sheet1.G16</svg:desc>
                </draw:g>
              </table:table-cell>
              <table:table-cell office:value-type="float" office:value="0.00385612">
                <text:p>0.00385612</text:p>
                <draw:g>
                  <svg:desc>Sheet1.H13:Sheet1.H16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40474">
                <text:p>0.0040474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5692">
                <text:p>0.005692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31243">
                <text:p>0.03312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A25:Sheet1.B30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6.945cm" svg:y="7.993cm" chart:style-name="ch6">
              <text:p>Threads</text:p>
            </chart:title>
            <chart:categories table:cell-range-address="Sheet1.A26:Sheet1.A30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26:Sheet1.B30" chart:label-cell-address="Sheet1.B25:Sheet1.B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30</svg:desc>
                </draw:g>
              </table:table-cell>
              <table:table-cell office:value-type="float" office:value="8.296">
                <text:p>8.296</text:p>
                <draw:g>
                  <svg:desc>Sheet1.B26:Sheet1.B3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D25:Sheet1.E29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7.117cm" svg:y="7.993cm" chart:style-name="ch6">
              <text:p>Pixels</text:p>
            </chart:title>
            <chart:categories table:cell-range-address="Sheet1.D26:Sheet1.D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E26:Sheet1.E29" chart:label-cell-address="Sheet1.E25:Sheet1.E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